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2" svg:font-family="Ubuntu" style:font-adornments="Norma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3"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3"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text-outline="false" style:font-name="Ubuntu3" fo:font-size="13pt" fo:text-shadow="none" style:text-underline-style="none" fo:font-weight="normal" officeooo:rsid="0025b3d3" officeooo:paragraph-rsid="011e77e2" style:font-size-asian="11.3500003814697pt" style:font-weight-asian="normal" style:font-size-complex="13pt" style:font-weight-complex="normal"/>
    </style:style>
    <style:style style:name="P3" style:family="paragraph" style:parent-style-name="Standard">
      <style:paragraph-properties fo:text-align="center" style:justify-single-word="false"/>
      <style:text-properties officeooo:rsid="005c0049" officeooo:paragraph-rsid="0002dc18"/>
    </style:style>
    <style:style style:name="P4" style:family="paragraph" style:parent-style-name="Quotations">
      <style:text-properties fo:color="#ffffff" officeooo:rsid="0022596a" officeooo:paragraph-rsid="00288461" fo:background-color="#000000"/>
    </style:style>
    <style:style style:name="P5" style:family="paragraph" style:parent-style-name="Quotations">
      <style:text-properties fo:color="#ffffff" officeooo:paragraph-rsid="00288461" fo:background-color="#000000"/>
    </style:style>
    <style:style style:name="P6" style:family="paragraph" style:parent-style-name="Quotations">
      <style:text-properties officeooo:paragraph-rsid="00288461"/>
    </style:style>
    <style:style style:name="P7" style:family="paragraph" style:parent-style-name="Quotations">
      <style:text-properties officeooo:paragraph-rsid="0028ba60"/>
    </style:style>
    <style:style style:name="P8" style:family="paragraph" style:parent-style-name="Quotations">
      <style:text-properties officeooo:paragraph-rsid="002bcd67"/>
    </style:style>
    <style:style style:name="P9" style:family="paragraph" style:parent-style-name="Quotations">
      <style:text-properties officeooo:rsid="002ff305" officeooo:paragraph-rsid="002ff305"/>
    </style:style>
    <style:style style:name="P10" style:family="paragraph" style:parent-style-name="Quotations">
      <style:text-properties officeooo:rsid="0034a4e9" officeooo:paragraph-rsid="0034a4e9"/>
    </style:style>
    <style:style style:name="P11" style:family="paragraph" style:parent-style-name="Quotations">
      <style:text-properties officeooo:rsid="006aacdc" officeooo:paragraph-rsid="006aacdc"/>
    </style:style>
    <style:style style:name="P12" style:family="paragraph" style:parent-style-name="Quotations">
      <style:text-properties officeooo:rsid="006aacdc" officeooo:paragraph-rsid="00743a11"/>
    </style:style>
    <style:style style:name="P13" style:family="paragraph" style:parent-style-name="Quotations">
      <style:text-properties officeooo:paragraph-rsid="00ad7cfa"/>
    </style:style>
    <style:style style:name="P14" style:family="paragraph" style:parent-style-name="Quotations">
      <style:text-properties officeooo:rsid="005a4c11" officeooo:paragraph-rsid="00c58e70"/>
    </style:style>
    <style:style style:name="P15" style:family="paragraph" style:parent-style-name="Quotations">
      <style:text-properties officeooo:rsid="00536661" officeooo:paragraph-rsid="005a4c11"/>
    </style:style>
    <style:style style:name="P16" style:family="paragraph" style:parent-style-name="Quotations">
      <style:text-properties officeooo:rsid="00533c85" officeooo:paragraph-rsid="01205a74"/>
    </style:style>
    <style:style style:name="P17" style:family="paragraph" style:parent-style-name="Quotations">
      <style:text-properties officeooo:paragraph-rsid="012263f8"/>
    </style:style>
    <style:style style:name="P18" style:family="paragraph" style:parent-style-name="Quotations">
      <style:text-properties officeooo:rsid="005ff09b" officeooo:paragraph-rsid="005ff09b"/>
    </style:style>
    <style:style style:name="P19" style:family="paragraph" style:parent-style-name="Quotations">
      <style:text-properties fo:font-style="normal" officeooo:rsid="00999098" officeooo:paragraph-rsid="01275523" style:font-style-asian="normal" style:font-style-complex="normal"/>
    </style:style>
    <style:style style:name="P20" style:family="paragraph" style:parent-style-name="Quotations">
      <style:text-properties officeooo:paragraph-rsid="01275523"/>
    </style:style>
    <style:style style:name="P21" style:family="paragraph" style:parent-style-name="Text_20_body">
      <style:text-properties officeooo:rsid="001caf6c" officeooo:paragraph-rsid="00288461"/>
    </style:style>
    <style:style style:name="P22" style:family="paragraph" style:parent-style-name="Text_20_body">
      <style:text-properties officeooo:rsid="001bf9ad" officeooo:paragraph-rsid="00288461"/>
    </style:style>
    <style:style style:name="P23" style:family="paragraph" style:parent-style-name="Text_20_body">
      <style:text-properties officeooo:rsid="00233ec0" officeooo:paragraph-rsid="00288461"/>
    </style:style>
    <style:style style:name="P24" style:family="paragraph" style:parent-style-name="Text_20_body">
      <style:text-properties officeooo:rsid="0028ba60" officeooo:paragraph-rsid="002bcd67"/>
    </style:style>
    <style:style style:name="P25" style:family="paragraph" style:parent-style-name="Text_20_body">
      <style:text-properties officeooo:paragraph-rsid="0028ba60"/>
    </style:style>
    <style:style style:name="P26" style:family="paragraph" style:parent-style-name="Text_20_body">
      <style:text-properties officeooo:rsid="002c9ac3" officeooo:paragraph-rsid="002c9ac3"/>
    </style:style>
    <style:style style:name="P27" style:family="paragraph" style:parent-style-name="Text_20_body">
      <style:text-properties officeooo:rsid="0034a4e9" officeooo:paragraph-rsid="0034a4e9"/>
    </style:style>
    <style:style style:name="P28" style:family="paragraph" style:parent-style-name="Text_20_body">
      <style:text-properties officeooo:rsid="003576da" officeooo:paragraph-rsid="003576da"/>
    </style:style>
    <style:style style:name="P29" style:family="paragraph" style:parent-style-name="Text_20_body">
      <style:text-properties officeooo:rsid="0036d4c0" officeooo:paragraph-rsid="0036d4c0"/>
    </style:style>
    <style:style style:name="P30" style:family="paragraph" style:parent-style-name="Text_20_body">
      <style:text-properties officeooo:rsid="00381b43" officeooo:paragraph-rsid="00381b43"/>
    </style:style>
    <style:style style:name="P31" style:family="paragraph" style:parent-style-name="Text_20_body">
      <style:text-properties officeooo:rsid="003a6821" officeooo:paragraph-rsid="003a6821"/>
    </style:style>
    <style:style style:name="P32" style:family="paragraph" style:parent-style-name="Text_20_body">
      <style:text-properties officeooo:rsid="003b2cf0" officeooo:paragraph-rsid="003b2cf0"/>
    </style:style>
    <style:style style:name="P33" style:family="paragraph" style:parent-style-name="Text_20_body">
      <style:text-properties officeooo:rsid="003cb7ce" officeooo:paragraph-rsid="003cb7ce"/>
    </style:style>
    <style:style style:name="P34" style:family="paragraph" style:parent-style-name="Text_20_body">
      <style:text-properties officeooo:paragraph-rsid="003cb7ce"/>
    </style:style>
    <style:style style:name="P35" style:family="paragraph" style:parent-style-name="Text_20_body">
      <style:text-properties officeooo:paragraph-rsid="003da29b"/>
    </style:style>
    <style:style style:name="P36" style:family="paragraph" style:parent-style-name="Text_20_body">
      <style:text-properties officeooo:rsid="0040cd79" officeooo:paragraph-rsid="0046be5a"/>
    </style:style>
    <style:style style:name="P37" style:family="paragraph" style:parent-style-name="Text_20_body">
      <style:text-properties officeooo:rsid="0046be5a" officeooo:paragraph-rsid="00514ba1"/>
    </style:style>
    <style:style style:name="P38" style:family="paragraph" style:parent-style-name="Text_20_body">
      <style:text-properties officeooo:rsid="00481858" officeooo:paragraph-rsid="00514ba1"/>
    </style:style>
    <style:style style:name="P39" style:family="paragraph" style:parent-style-name="Text_20_body">
      <style:text-properties officeooo:rsid="0049e8b8" officeooo:paragraph-rsid="00514ba1"/>
    </style:style>
    <style:style style:name="P40" style:family="paragraph" style:parent-style-name="Text_20_body">
      <style:text-properties officeooo:rsid="004ae878" officeooo:paragraph-rsid="00514ba1"/>
    </style:style>
    <style:style style:name="P41" style:family="paragraph" style:parent-style-name="Text_20_body">
      <style:text-properties officeooo:paragraph-rsid="00514ba1"/>
    </style:style>
    <style:style style:name="P42" style:family="paragraph" style:parent-style-name="Text_20_body">
      <style:text-properties officeooo:rsid="00533c85" officeooo:paragraph-rsid="00533c85"/>
    </style:style>
    <style:style style:name="P43" style:family="paragraph" style:parent-style-name="Text_20_body">
      <style:text-properties officeooo:rsid="00536661" officeooo:paragraph-rsid="005a4c11"/>
    </style:style>
    <style:style style:name="P44" style:family="paragraph" style:parent-style-name="Text_20_body">
      <style:text-properties officeooo:rsid="005a4c11" officeooo:paragraph-rsid="005a4c11"/>
    </style:style>
    <style:style style:name="P45" style:family="paragraph" style:parent-style-name="Text_20_body">
      <style:text-properties officeooo:rsid="005ada21" officeooo:paragraph-rsid="005ada21"/>
    </style:style>
    <style:style style:name="P46" style:family="paragraph" style:parent-style-name="Text_20_body">
      <style:text-properties officeooo:rsid="005e1f5c" officeooo:paragraph-rsid="005e1f5c"/>
    </style:style>
    <style:style style:name="P47" style:family="paragraph" style:parent-style-name="Text_20_body">
      <style:text-properties officeooo:rsid="006323a8" officeooo:paragraph-rsid="006323a8"/>
    </style:style>
    <style:style style:name="P48" style:family="paragraph" style:parent-style-name="Text_20_body">
      <style:text-properties officeooo:rsid="00664c5b" officeooo:paragraph-rsid="00664c5b"/>
    </style:style>
    <style:style style:name="P49" style:family="paragraph" style:parent-style-name="Text_20_body">
      <style:text-properties officeooo:rsid="00664c5b" officeooo:paragraph-rsid="00a81775"/>
    </style:style>
    <style:style style:name="P50" style:family="paragraph" style:parent-style-name="Text_20_body">
      <style:text-properties officeooo:rsid="006f5089" officeooo:paragraph-rsid="006f5089"/>
    </style:style>
    <style:style style:name="P51" style:family="paragraph" style:parent-style-name="Text_20_body">
      <style:text-properties officeooo:rsid="00743a11" officeooo:paragraph-rsid="00743a11"/>
    </style:style>
    <style:style style:name="P52" style:family="paragraph" style:parent-style-name="Text_20_body">
      <style:text-properties officeooo:rsid="00841f42" officeooo:paragraph-rsid="00841f42"/>
    </style:style>
    <style:style style:name="P53" style:family="paragraph" style:parent-style-name="Text_20_body">
      <style:text-properties officeooo:rsid="00591012" officeooo:paragraph-rsid="005a4c11"/>
    </style:style>
    <style:style style:name="P54" style:family="paragraph" style:parent-style-name="Text_20_body">
      <style:text-properties officeooo:rsid="008fd049" officeooo:paragraph-rsid="008fd049"/>
    </style:style>
    <style:style style:name="P55" style:family="paragraph" style:parent-style-name="Text_20_body">
      <style:text-properties officeooo:rsid="0091bac0" officeooo:paragraph-rsid="0091bac0"/>
    </style:style>
    <style:style style:name="P56" style:family="paragraph" style:parent-style-name="Text_20_body">
      <style:text-properties officeooo:rsid="0092f5cc" officeooo:paragraph-rsid="0092f5cc"/>
    </style:style>
    <style:style style:name="P57" style:family="paragraph" style:parent-style-name="Text_20_body">
      <style:text-properties officeooo:rsid="009672c2" officeooo:paragraph-rsid="0098b49b"/>
    </style:style>
    <style:style style:name="P58" style:family="paragraph" style:parent-style-name="Text_20_body">
      <style:text-properties officeooo:rsid="00a3066f" officeooo:paragraph-rsid="00a3066f"/>
    </style:style>
    <style:style style:name="P59" style:family="paragraph" style:parent-style-name="Text_20_body">
      <style:text-properties officeooo:paragraph-rsid="00aba237"/>
    </style:style>
    <style:style style:name="P60" style:family="paragraph" style:parent-style-name="Text_20_body">
      <style:text-properties officeooo:rsid="00ad7cfa" officeooo:paragraph-rsid="00ad7cfa"/>
    </style:style>
    <style:style style:name="P61" style:family="paragraph" style:parent-style-name="Text_20_body">
      <style:text-properties officeooo:rsid="00af3ab0" officeooo:paragraph-rsid="00af3ab0"/>
    </style:style>
    <style:style style:name="P62" style:family="paragraph" style:parent-style-name="Text_20_body">
      <style:text-properties officeooo:rsid="00c3580b" officeooo:paragraph-rsid="00c3580b"/>
    </style:style>
    <style:style style:name="P63" style:family="paragraph" style:parent-style-name="Text_20_body">
      <loext:graphic-properties draw:fill="solid" draw:fill-color="#ffffff" draw:opacity="100%"/>
      <style:paragraph-properties fo:background-color="#ffffff"/>
      <style:text-properties officeooo:rsid="001b8e2e" officeooo:paragraph-rsid="001b8e2e"/>
    </style:style>
    <style:style style:name="P64" style:family="paragraph" style:parent-style-name="Text_20_body">
      <loext:graphic-properties draw:fill="solid" draw:fill-color="#ffffff" draw:opacity="100%"/>
      <style:paragraph-properties fo:background-color="#ffffff"/>
      <style:text-properties officeooo:rsid="001b8e2e" officeooo:paragraph-rsid="00aba237"/>
    </style:style>
    <style:style style:name="P65" style:family="paragraph" style:parent-style-name="Text_20_body">
      <loext:graphic-properties draw:fill="solid" draw:fill-color="#ffffff" draw:opacity="100%"/>
      <style:paragraph-properties fo:background-color="#ffffff"/>
      <style:text-properties officeooo:rsid="005c0049" officeooo:paragraph-rsid="00aba237"/>
    </style:style>
    <style:style style:name="P66" style:family="paragraph" style:parent-style-name="Text_20_body">
      <style:text-properties officeooo:rsid="007cc9ec" officeooo:paragraph-rsid="00ad7cfa"/>
    </style:style>
    <style:style style:name="P67" style:family="paragraph" style:parent-style-name="Text_20_body">
      <style:text-properties officeooo:rsid="010f8201" officeooo:paragraph-rsid="010f8201"/>
    </style:style>
    <style:style style:name="P68" style:family="paragraph" style:parent-style-name="Text_20_body">
      <style:text-properties officeooo:rsid="006cd50d" officeooo:paragraph-rsid="00725b97"/>
    </style:style>
    <style:style style:name="P69" style:family="paragraph" style:parent-style-name="Text_20_body">
      <style:text-properties officeooo:rsid="01205a74" officeooo:paragraph-rsid="01205a74"/>
    </style:style>
    <style:style style:name="P70" style:family="paragraph" style:parent-style-name="Text_20_body">
      <style:text-properties officeooo:paragraph-rsid="00805119"/>
    </style:style>
    <style:style style:name="P71" style:family="paragraph" style:parent-style-name="Text_20_body">
      <style:text-properties officeooo:rsid="01210fe0" officeooo:paragraph-rsid="01210fe0"/>
    </style:style>
    <style:style style:name="P72" style:family="paragraph" style:parent-style-name="Text_20_body">
      <style:text-properties officeooo:rsid="0079e973" officeooo:paragraph-rsid="012263f8"/>
    </style:style>
    <style:style style:name="P73" style:family="paragraph" style:parent-style-name="Text_20_body">
      <style:text-properties officeooo:rsid="0079e973" officeooo:paragraph-rsid="01275523"/>
    </style:style>
    <style:style style:name="P74" style:family="paragraph" style:parent-style-name="Text_20_body">
      <style:text-properties officeooo:rsid="006f7f6d" officeooo:paragraph-rsid="006f7f6d"/>
    </style:style>
    <style:style style:name="P75" style:family="paragraph" style:parent-style-name="Text_20_body">
      <style:text-properties fo:font-style="normal" officeooo:rsid="00999098" officeooo:paragraph-rsid="01275523" style:font-style-asian="normal" style:font-style-complex="normal"/>
    </style:style>
    <style:style style:name="P76" style:family="paragraph" style:parent-style-name="Text_20_body">
      <style:text-properties officeooo:paragraph-rsid="012263f8"/>
    </style:style>
    <style:style style:name="P77" style:family="paragraph" style:parent-style-name="Text_20_body">
      <style:text-properties officeooo:rsid="01299a66" officeooo:paragraph-rsid="01299a66"/>
    </style:style>
    <style:style style:name="P78" style:family="paragraph" style:parent-style-name="Text_20_body">
      <style:text-properties fo:color="#ff0000" fo:font-weight="bold" officeooo:rsid="01299a66" officeooo:paragraph-rsid="01299a66" style:font-weight-asian="bold" style:font-weight-complex="bold"/>
    </style:style>
    <style:style style:name="P79" style:family="paragraph" style:parent-style-name="Text_20_body">
      <style:text-properties officeooo:rsid="012ad5bf" officeooo:paragraph-rsid="012ad5bf"/>
    </style:style>
    <style:style style:name="P80" style:family="paragraph" style:parent-style-name="Text_20_body">
      <style:text-properties officeooo:rsid="012ad5bf" officeooo:paragraph-rsid="012ae62b"/>
    </style:style>
    <style:style style:name="P81" style:family="paragraph" style:parent-style-name="Quotations">
      <style:paragraph-properties fo:margin-top="0cm" fo:margin-bottom="0cm" loext:contextual-spacing="true"/>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Quotations" style:master-page-name="">
      <loext:graphic-properties draw:fill="none" draw:fill-color="#729fcf"/>
      <style:paragraph-properties fo:margin-left="0.3cm" fo:margin-right="0cm" fo:margin-top="0cm" fo:margin-bottom="0.499cm" loext:contextual-spacing="false" fo:text-indent="0cm" style:auto-text-indent="false" style:page-number="auto" fo:background-color="transparent" style:shadow="none">
        <style:tab-stops/>
      </style:paragraph-properties>
      <style:text-properties officeooo:rsid="005ff09b" officeooo:paragraph-rsid="005ff09b"/>
    </style:style>
    <style:style style:name="P85" style:family="paragraph" style:parent-style-name="Index_20_Heading" style:list-style-name="L1"/>
    <style:style style:name="P86" style:family="paragraph" style:parent-style-name="Index_20_Heading" style:list-style-name="L1">
      <style:text-properties officeooo:rsid="003da29b" officeooo:paragraph-rsid="003da29b"/>
    </style:style>
    <style:style style:name="P87" style:family="paragraph" style:parent-style-name="Index_20_Heading" style:list-style-name="L1">
      <style:text-properties officeooo:rsid="007bf684" officeooo:paragraph-rsid="0085c9b3"/>
    </style:style>
    <style:style style:name="P88" style:family="paragraph" style:parent-style-name="Index_20_Heading" style:list-style-name="L1">
      <style:text-properties officeooo:rsid="00ad7cfa" officeooo:paragraph-rsid="00ad7cfa"/>
    </style:style>
    <style:style style:name="P89" style:family="paragraph" style:parent-style-name="Index_20_Heading" style:list-style-name="L1">
      <style:text-properties officeooo:rsid="00a1354c" officeooo:paragraph-rsid="008c6a17"/>
    </style:style>
    <style:style style:name="P90" style:family="paragraph" style:parent-style-name="Index_20_Heading" style:list-style-name="L1">
      <style:text-properties officeooo:rsid="01299a66" officeooo:paragraph-rsid="01299a66"/>
    </style:style>
    <style:style style:name="P91" style:family="paragraph" style:parent-style-name="Quotations" style:list-style-name="L17">
      <style:text-properties officeooo:paragraph-rsid="012263f8"/>
    </style:style>
    <style:style style:name="P92" style:family="paragraph" style:parent-style-name="Quotations" style:list-style-name="L18">
      <style:text-properties officeooo:rsid="0079e973" officeooo:paragraph-rsid="012263f8"/>
    </style:style>
    <style:style style:name="P93" style:family="paragraph" style:parent-style-name="Quotations" style:list-style-name="L19">
      <style:text-properties officeooo:paragraph-rsid="012263f8"/>
    </style:style>
    <style:style style:name="P94" style:family="paragraph" style:parent-style-name="Quotations" style:list-style-name="L20"/>
    <style:style style:name="P95" style:family="paragraph" style:parent-style-name="Quotations" style:list-style-name="L20">
      <style:text-properties officeooo:paragraph-rsid="012ad5bf"/>
    </style:style>
    <style:style style:name="P96" style:family="paragraph" style:parent-style-name="Quotations" style:list-style-name="L20">
      <style:text-properties officeooo:paragraph-rsid="012ae62b"/>
    </style:style>
    <style:style style:name="P97" style:family="paragraph" style:parent-style-name="Text_20_body">
      <loext:graphic-properties draw:fill="solid" draw:fill-color="#ffffff" draw:opacity="100%"/>
      <style:paragraph-properties fo:text-align="start" style:justify-single-word="false" fo:background-color="#ffffff"/>
      <style:text-properties fo:color="#ff4000" fo:font-weight="bold" officeooo:rsid="01299a66" officeooo:paragraph-rsid="01299a66" style:font-weight-asian="bold" style:font-weight-complex="bold"/>
    </style:style>
    <style:style style:name="P98" style:family="paragraph" style:parent-style-name="Text_20_body" style:list-style-name="L3">
      <style:text-properties officeooo:rsid="001caf6c" officeooo:paragraph-rsid="00288461"/>
    </style:style>
    <style:style style:name="P99" style:family="paragraph" style:parent-style-name="Text_20_body" style:list-style-name="L3">
      <style:text-properties officeooo:rsid="0117692a" officeooo:paragraph-rsid="0117692a"/>
    </style:style>
    <style:style style:name="P100" style:family="paragraph" style:parent-style-name="Text_20_body" style:list-style-name="L3">
      <style:text-properties officeooo:rsid="001e1f7c" officeooo:paragraph-rsid="00288461"/>
    </style:style>
    <style:style style:name="P101" style:family="paragraph" style:parent-style-name="Text_20_body" style:list-style-name="L4">
      <style:text-properties officeooo:rsid="002ff305" officeooo:paragraph-rsid="002ff305"/>
    </style:style>
    <style:style style:name="P102" style:family="paragraph" style:parent-style-name="Text_20_body" style:list-style-name="L5">
      <style:text-properties officeooo:rsid="00320e55" officeooo:paragraph-rsid="0049e8b8"/>
    </style:style>
    <style:style style:name="P103" style:family="paragraph" style:parent-style-name="Text_20_body" style:list-style-name="L6">
      <style:text-properties officeooo:rsid="003d78df" officeooo:paragraph-rsid="003d78df"/>
    </style:style>
    <style:style style:name="P104" style:family="paragraph" style:parent-style-name="Text_20_body" style:list-style-name="L7">
      <style:text-properties officeooo:rsid="00413150" officeooo:paragraph-rsid="0046be5a"/>
    </style:style>
    <style:style style:name="P105" style:family="paragraph" style:parent-style-name="Text_20_body" style:list-style-name="L7">
      <style:text-properties officeooo:rsid="0041e767" officeooo:paragraph-rsid="0046be5a"/>
    </style:style>
    <style:style style:name="P106" style:family="paragraph" style:parent-style-name="Text_20_body" style:list-style-name="L7">
      <style:text-properties officeooo:rsid="008ac9a6" officeooo:paragraph-rsid="008ac9a6"/>
    </style:style>
    <style:style style:name="P107" style:family="paragraph" style:parent-style-name="Text_20_body" style:list-style-name="L7">
      <style:text-properties officeooo:rsid="0044edc8" officeooo:paragraph-rsid="0046be5a"/>
    </style:style>
    <style:style style:name="P108" style:family="paragraph" style:parent-style-name="Text_20_body" style:list-style-name="L8">
      <style:text-properties officeooo:rsid="0046be5a" officeooo:paragraph-rsid="00514ba1"/>
    </style:style>
    <style:style style:name="P109" style:family="paragraph" style:parent-style-name="Text_20_body" style:list-style-name="L9">
      <style:text-properties officeooo:rsid="0049e8b8" officeooo:paragraph-rsid="00514ba1"/>
    </style:style>
    <style:style style:name="P110" style:family="paragraph" style:parent-style-name="Text_20_body" style:list-style-name="L10">
      <style:text-properties officeooo:rsid="004ae878" officeooo:paragraph-rsid="00514ba1"/>
    </style:style>
    <style:style style:name="P111" style:family="paragraph" style:parent-style-name="Text_20_body" style:list-style-name="L11">
      <style:text-properties officeooo:rsid="005a4c11" officeooo:paragraph-rsid="005a4c11"/>
    </style:style>
    <style:style style:name="P112" style:family="paragraph" style:parent-style-name="Text_20_body" style:list-style-name="L12">
      <style:text-properties officeooo:rsid="005a4c11" officeooo:paragraph-rsid="005a4c11"/>
    </style:style>
    <style:style style:name="P113" style:family="paragraph" style:parent-style-name="Text_20_body" style:list-style-name="L13">
      <style:text-properties officeooo:rsid="006cd50d" officeooo:paragraph-rsid="00725b97"/>
    </style:style>
    <style:style style:name="P114" style:family="paragraph" style:parent-style-name="Text_20_body" style:list-style-name="L14">
      <style:text-properties officeooo:rsid="00664c5b" officeooo:paragraph-rsid="00664c5b"/>
    </style:style>
    <style:style style:name="P115" style:family="paragraph" style:parent-style-name="Text_20_body" style:list-style-name="L15">
      <style:text-properties officeooo:rsid="008fd049" officeooo:paragraph-rsid="008fd049"/>
    </style:style>
    <style:style style:name="P116" style:family="paragraph" style:parent-style-name="Text_20_body" style:list-style-name="L15">
      <style:text-properties officeooo:rsid="006f5089" officeooo:paragraph-rsid="006f5089"/>
    </style:style>
    <style:style style:name="P117" style:family="paragraph" style:parent-style-name="Text_20_body" style:list-style-name="L16">
      <style:text-properties officeooo:rsid="006f7f6d" officeooo:paragraph-rsid="006f7f6d"/>
    </style:style>
    <style:style style:name="P118" style:family="paragraph" style:parent-style-name="Text_20_body" style:list-style-name="L17">
      <style:text-properties officeooo:rsid="0079e973" officeooo:paragraph-rsid="012263f8"/>
    </style:style>
    <style:style style:name="P119" style:family="paragraph" style:parent-style-name="Text_20_body" style:list-style-name="L19">
      <style:text-properties officeooo:rsid="0079e973" officeooo:paragraph-rsid="012263f8"/>
    </style:style>
    <style:style style:name="P120" style:family="paragraph" style:parent-style-name="Text_20_body">
      <style:text-properties officeooo:rsid="012ae62b" officeooo:paragraph-rsid="012ae62b"/>
    </style:style>
    <style:style style:name="P121" style:family="paragraph" style:parent-style-name="Text_20_body" style:list-style-name="L21"/>
    <style:style style:name="P122" style:family="paragraph" style:parent-style-name="Text_20_body" style:list-style-name="L21">
      <style:text-properties officeooo:paragraph-rsid="0084ddca"/>
    </style:style>
    <style:style style:name="P123" style:family="paragraph" style:parent-style-name="Text_20_body" style:list-style-name="L7">
      <style:text-properties officeooo:rsid="012ddc1b" officeooo:paragraph-rsid="012ddc1b"/>
    </style:style>
    <style:style style:name="P124" style:family="paragraph" style:parent-style-name="Text_20_body" style:list-style-name="L7">
      <style:text-properties officeooo:rsid="012e4ca7" officeooo:paragraph-rsid="012e4ca7"/>
    </style:style>
    <style:style style:name="P125" style:family="paragraph" style:parent-style-name="Heading" style:list-style-name="L2"/>
    <style:style style:name="P126" style:family="paragraph" style:parent-style-name="Heading" style:list-style-name="L1">
      <style:text-properties officeooo:paragraph-rsid="0046be5a"/>
    </style:style>
    <style:style style:name="P127" style:family="paragraph" style:parent-style-name="Heading" style:list-style-name="L1">
      <style:text-properties officeooo:paragraph-rsid="00591012"/>
    </style:style>
    <style:style style:name="P128" style:family="paragraph" style:parent-style-name="Heading" style:list-style-name="L1">
      <style:text-properties officeooo:rsid="003f39c7" officeooo:paragraph-rsid="003f39c7"/>
    </style:style>
    <style:style style:name="P129" style:family="paragraph" style:parent-style-name="Heading" style:list-style-name="L1">
      <style:text-properties officeooo:rsid="005549dd" officeooo:paragraph-rsid="005549dd"/>
    </style:style>
    <style:style style:name="T1" style:family="text">
      <style:text-properties officeooo:rsid="0019c731"/>
    </style:style>
    <style:style style:name="T2" style:family="text">
      <style:text-properties officeooo:rsid="0020e145"/>
    </style:style>
    <style:style style:name="T3" style:family="text">
      <style:text-properties style:font-name="Ubuntu2" officeooo:rsid="00233ec0" style:font-name-asian="Ubuntu2" style:font-name-complex="Ubuntu2"/>
    </style:style>
    <style:style style:name="T4" style:family="text">
      <style:text-properties officeooo:rsid="00288461"/>
    </style:style>
    <style:style style:name="T5" style:family="text">
      <style:text-properties style:text-outline="false" style:font-name="Ubuntu3" fo:font-size="13pt" fo:text-shadow="none" style:text-underline-style="none" fo:font-weight="normal" officeooo:rsid="00288461" style:font-size-asian="11.3500003814697pt" style:font-weight-asian="normal" style:font-size-complex="13pt" style:font-weight-complex="normal"/>
    </style:style>
    <style:style style:name="T6" style:family="text">
      <style:text-properties style:text-outline="false" style:font-name="Ubuntu3" fo:font-size="13pt" fo:text-shadow="none" style:text-underline-style="none" fo:font-weight="normal" officeooo:rsid="0028ba60" style:font-size-asian="11.3500003814697pt" style:font-weight-asian="normal" style:font-size-complex="13pt" style:font-weight-complex="normal"/>
    </style:style>
    <style:style style:name="T7" style:family="text">
      <style:text-properties style:text-outline="false" style:font-name="Ubuntu3" fo:font-size="13pt" fo:text-shadow="none" style:text-underline-style="none" fo:font-weight="normal" officeooo:rsid="00a8d810" style:font-size-asian="11.3500003814697pt" style:font-weight-asian="normal" style:font-size-complex="13pt" style:font-weight-complex="normal"/>
    </style:style>
    <style:style style:name="T8" style:family="text">
      <style:text-properties officeooo:rsid="0028ba60"/>
    </style:style>
    <style:style style:name="T9" style:family="text">
      <style:text-properties officeooo:rsid="002949bd"/>
    </style:style>
    <style:style style:name="T10" style:family="text">
      <style:text-properties officeooo:rsid="002d506b"/>
    </style:style>
    <style:style style:name="T11" style:family="text">
      <style:text-properties officeooo:rsid="002f3432"/>
    </style:style>
    <style:style style:name="T12" style:family="text">
      <style:text-properties officeooo:rsid="00305279"/>
    </style:style>
    <style:style style:name="T13" style:family="text">
      <style:text-properties officeooo:rsid="00334ec3"/>
    </style:style>
    <style:style style:name="T14" style:family="text">
      <style:text-properties officeooo:rsid="00381b43"/>
    </style:style>
    <style:style style:name="T15" style:family="text">
      <style:text-properties officeooo:rsid="0038e3a9"/>
    </style:style>
    <style:style style:name="T16" style:family="text">
      <style:text-properties officeooo:rsid="003a6821"/>
    </style:style>
    <style:style style:name="T17" style:family="text">
      <style:text-properties officeooo:rsid="003b2cf0"/>
    </style:style>
    <style:style style:name="T18" style:family="text">
      <style:text-properties officeooo:rsid="003da29b"/>
    </style:style>
    <style:style style:name="T19" style:family="text">
      <style:text-properties officeooo:rsid="0040cd79"/>
    </style:style>
    <style:style style:name="T20" style:family="text">
      <style:text-properties officeooo:rsid="00413150"/>
    </style:style>
    <style:style style:name="T21" style:family="text">
      <style:text-properties officeooo:rsid="00450c66"/>
    </style:style>
    <style:style style:name="T22" style:family="text">
      <style:text-properties officeooo:rsid="00481858"/>
    </style:style>
    <style:style style:name="T23" style:family="text">
      <style:text-properties officeooo:rsid="0049e8b8"/>
    </style:style>
    <style:style style:name="T24" style:family="text">
      <style:text-properties officeooo:rsid="004ae878"/>
    </style:style>
    <style:style style:name="T25" style:family="text">
      <style:text-properties officeooo:rsid="004b8c35"/>
    </style:style>
    <style:style style:name="T26" style:family="text">
      <style:text-properties officeooo:rsid="004d0e21"/>
    </style:style>
    <style:style style:name="T27" style:family="text">
      <style:text-properties officeooo:rsid="004e48cf"/>
    </style:style>
    <style:style style:name="T28" style:family="text">
      <style:text-properties officeooo:rsid="00501f85"/>
    </style:style>
    <style:style style:name="T29" style:family="text">
      <style:text-properties officeooo:rsid="00581e19"/>
    </style:style>
    <style:style style:name="T30" style:family="text">
      <style:text-properties officeooo:rsid="005ada21"/>
    </style:style>
    <style:style style:name="T31" style:family="text">
      <style:text-properties officeooo:rsid="005d4a96"/>
    </style:style>
    <style:style style:name="T32" style:family="text">
      <style:text-properties officeooo:rsid="00612823"/>
    </style:style>
    <style:style style:name="T33" style:family="text">
      <style:text-properties officeooo:rsid="006323a8"/>
    </style:style>
    <style:style style:name="T34" style:family="text">
      <style:text-properties officeooo:rsid="0064692f"/>
    </style:style>
    <style:style style:name="T35" style:family="text">
      <style:text-properties officeooo:rsid="0064fe8e"/>
    </style:style>
    <style:style style:name="T36" style:family="text">
      <style:text-properties officeooo:rsid="00670b45"/>
    </style:style>
    <style:style style:name="T37" style:family="text">
      <style:text-properties officeooo:rsid="0069074b"/>
    </style:style>
    <style:style style:name="T38" style:family="text">
      <style:text-properties officeooo:rsid="006c150c"/>
    </style:style>
    <style:style style:name="T39" style:family="text">
      <style:text-properties officeooo:rsid="006f7f6d"/>
    </style:style>
    <style:style style:name="T40" style:family="text">
      <style:text-properties officeooo:rsid="00725b97"/>
    </style:style>
    <style:style style:name="T41" style:family="text">
      <style:text-properties officeooo:rsid="00743a11"/>
    </style:style>
    <style:style style:name="T42" style:family="text">
      <style:text-properties officeooo:rsid="0076ee36"/>
    </style:style>
    <style:style style:name="T43" style:family="text">
      <style:text-properties officeooo:rsid="007a4964"/>
    </style:style>
    <style:style style:name="T44" style:family="text">
      <style:text-properties officeooo:rsid="007b0aa4"/>
    </style:style>
    <style:style style:name="T45" style:family="text">
      <style:text-properties officeooo:rsid="007d9b84"/>
    </style:style>
    <style:style style:name="T46" style:family="text">
      <style:text-properties officeooo:rsid="00841f42"/>
    </style:style>
    <style:style style:name="T47" style:family="text">
      <style:text-properties officeooo:rsid="0084ddca"/>
    </style:style>
    <style:style style:name="T48" style:family="text">
      <style:text-properties officeooo:rsid="0091bac0"/>
    </style:style>
    <style:style style:name="T49" style:family="text">
      <style:text-properties officeooo:rsid="0092f5cc"/>
    </style:style>
    <style:style style:name="T50" style:family="text">
      <style:text-properties officeooo:rsid="0094e8c2"/>
    </style:style>
    <style:style style:name="T51" style:family="text">
      <style:text-properties fo:font-style="normal" style:font-style-asian="normal" style:font-style-complex="normal"/>
    </style:style>
    <style:style style:name="T52" style:family="text">
      <style:text-properties fo:font-style="normal" officeooo:rsid="00999098" style:font-style-asian="normal" style:font-style-complex="normal"/>
    </style:style>
    <style:style style:name="T53" style:family="text">
      <style:text-properties fo:font-style="normal" officeooo:rsid="00ad70fa" style:font-style-asian="normal" style:font-style-complex="normal"/>
    </style:style>
    <style:style style:name="T54" style:family="text">
      <style:text-properties fo:font-style="normal" officeooo:rsid="00afbcca" style:font-style-asian="normal" style:font-style-complex="normal"/>
    </style:style>
    <style:style style:name="T55" style:family="text">
      <style:text-properties fo:font-style="normal" officeooo:rsid="012263f8" style:font-style-asian="normal" style:font-style-complex="normal"/>
    </style:style>
    <style:style style:name="T56" style:family="text">
      <style:text-properties fo:font-style="normal" officeooo:rsid="01275523" style:font-style-asian="normal" style:font-style-complex="normal"/>
    </style:style>
    <style:style style:name="T57" style:family="text">
      <style:text-properties officeooo:rsid="00a81775"/>
    </style:style>
    <style:style style:name="T58" style:family="text">
      <style:text-properties officeooo:rsid="00a8d810"/>
    </style:style>
    <style:style style:name="T59" style:family="text">
      <style:text-properties officeooo:rsid="00b34f8a"/>
    </style:style>
    <style:style style:name="T60" style:family="text">
      <style:text-properties officeooo:rsid="00b84d90"/>
    </style:style>
    <style:style style:name="T61" style:family="text">
      <style:text-properties officeooo:rsid="00bcb3c8"/>
    </style:style>
    <style:style style:name="T62" style:family="text">
      <style:text-properties officeooo:rsid="00c08ae6"/>
    </style:style>
    <style:style style:name="T63" style:family="text">
      <style:text-properties officeooo:rsid="00c3580b"/>
    </style:style>
    <style:style style:name="T64" style:family="text">
      <style:text-properties officeooo:rsid="00c565ef"/>
    </style:style>
    <style:style style:name="T65" style:family="text">
      <style:text-properties officeooo:rsid="00c5e4d1"/>
    </style:style>
    <style:style style:name="T66" style:family="text">
      <style:text-properties officeooo:rsid="00c84477"/>
    </style:style>
    <style:style style:name="T67" style:family="text">
      <style:text-properties officeooo:rsid="00c9a7f8"/>
    </style:style>
    <style:style style:name="T68" style:family="text">
      <style:text-properties officeooo:rsid="0117692a"/>
    </style:style>
    <style:style style:name="T69" style:family="text">
      <style:text-properties officeooo:rsid="011cf162"/>
    </style:style>
    <style:style style:name="T70" style:family="text">
      <style:text-properties officeooo:rsid="011e77e2"/>
    </style:style>
    <style:style style:name="T71" style:family="text">
      <style:text-properties officeooo:rsid="011ed56f"/>
    </style:style>
    <style:style style:name="T72" style:family="text">
      <style:text-properties officeooo:rsid="01205a74"/>
    </style:style>
    <style:style style:name="T73" style:family="text">
      <style:text-properties fo:color="#c9211e" fo:font-weight="bold" style:font-weight-asian="bold" style:font-weight-complex="bold"/>
    </style:style>
    <style:style style:name="T74" style:family="text">
      <style:text-properties officeooo:rsid="01210fe0"/>
    </style:style>
    <style:style style:name="T75" style:family="text">
      <style:text-properties officeooo:rsid="012263f8"/>
    </style:style>
    <style:style style:name="T76" style:family="text">
      <style:text-properties officeooo:rsid="0079e973"/>
    </style:style>
    <style:style style:name="T77" style:family="text">
      <style:text-properties officeooo:rsid="01233238"/>
    </style:style>
    <style:style style:name="T78" style:family="text">
      <style:text-properties officeooo:rsid="012ad5bf"/>
    </style:style>
    <style:style style:name="T79" style:family="text">
      <style:text-properties officeooo:rsid="012ae62b"/>
    </style:style>
    <style:style style:name="T80" style:family="text">
      <style:text-properties officeooo:rsid="012ddc1b"/>
    </style:style>
    <style:style style:name="T81" style:family="text">
      <style:text-properties officeooo:rsid="012e4ca7"/>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text:span text:style-name="T1">installation de</text:span> e-colle</text:p>
      <text:p text:style-name="P1"/>
      <text:p text:style-name="P59"><text:tab/>e-colle est un gestionnaire de colles destiné aux enseignants de CPGE, à leurs élèves, leurs colleurs ainsi qu'à l'administration pour le décompte des heures effectuées. <text:span text:style-name="T8">Son installation ne nécessite que des logiciels libres.</text:span></text:p>
      <text:p text:style-name="P64"><text:span text:style-name="T30">Toute l'installation </text:span>et <text:span text:style-name="T30">la configuration est décrite </text:span>sur un système d'exploitation de type GNU/Linux Debian.</text:p>
      <text:p text:style-name="P65">On donne à la fin les liens vers les documentations des différents logiciels utilisés.</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Heading"/>
          </text:index-source-styles>
        </text:table-of-content-source>
        <text:index-body>
          <text:index-title text:style-name="Sect1" text:name="Table des matières1_Head">
            <text:p text:style-name="Contents_20_Heading">Table des matières</text:p>
          </text:index-title>
          <text:p text:style-name="P83"><text:a xlink:type="simple" xlink:href="#__RefHeading__295_603275122" text:style-name="Index_20_Link" text:visited-style-name="Index_20_Link">1.Prérequis logiciels<text:tab/>1</text:a></text:p>
          <text:p text:style-name="P82"><text:a xlink:type="simple" xlink:href="#__RefHeading__297_603275122" text:style-name="Index_20_Link" text:visited-style-name="Index_20_Link">1.Python version &gt; 3.4<text:tab/>1</text:a></text:p>
          <text:p text:style-name="P82"><text:a xlink:type="simple" xlink:href="#__RefHeading__299_603275122" text:style-name="Index_20_Link" text:visited-style-name="Index_20_Link">2.ImageMagick<text:tab/>2</text:a></text:p>
          <text:p text:style-name="P82"><text:a xlink:type="simple" xlink:href="#__RefHeading__301_603275122" text:style-name="Index_20_Link" text:visited-style-name="Index_20_Link">3.Apache2<text:tab/>2</text:a></text:p>
          <text:p text:style-name="P82"><text:a xlink:type="simple" xlink:href="#__RefHeading__303_603275122" text:style-name="Index_20_Link" text:visited-style-name="Index_20_Link">4.Le SGBD (Système de Gestion de Bases de Données)<text:tab/>2</text:a></text:p>
          <text:p text:style-name="P83"><text:a xlink:type="simple" xlink:href="#__RefHeading__305_603275122" text:style-name="Index_20_Link" text:visited-style-name="Index_20_Link">2.Configuration de e-colle<text:tab/>4</text:a></text:p>
          <text:p text:style-name="P82"><text:a xlink:type="simple" xlink:href="#__RefHeading__307_603275122" text:style-name="Index_20_Link" text:visited-style-name="Index_20_Link">1.Copie des fichiers et configuration de settings.py<text:tab/>4</text:a></text:p>
          <text:p text:style-name="P82"><text:a xlink:type="simple" xlink:href="#__RefHeading__309_603275122" text:style-name="Index_20_Link" text:visited-style-name="Index_20_Link">2.Création de la base de données<text:tab/>6</text:a></text:p>
          <text:p text:style-name="P82"><text:a xlink:type="simple" xlink:href="#__RefHeading__311_603275122" text:style-name="Index_20_Link" text:visited-style-name="Index_20_Link">3.Configuration de la base de données<text:tab/>7</text:a></text:p>
          <text:p text:style-name="P82"><text:a xlink:type="simple" xlink:href="#__RefHeading__313_603275122" text:style-name="Index_20_Link" text:visited-style-name="Index_20_Link">4.Configuration du site dans Apache2<text:tab/>7</text:a></text:p>
          <text:p text:style-name="P83"><text:a xlink:type="simple" xlink:href="#__RefHeading__687_1618626752" text:style-name="Index_20_Link" text:visited-style-name="Index_20_Link">3.Personnalisation de e-colle<text:tab/>11</text:a></text:p>
          <text:p text:style-name="P83"><text:a xlink:type="simple" xlink:href="#__RefHeading__3416_682834879" text:style-name="Index_20_Link" text:visited-style-name="Index_20_Link">4.Exécution en local (développement)<text:tab/>11</text:a></text:p>
          <text:p text:style-name="P83"><text:a xlink:type="simple" xlink:href="#__RefHeading__689_1618626752" text:style-name="Index_20_Link" text:visited-style-name="Index_20_Link">5.Sauvegardes de la base de données<text:tab/>11</text:a></text:p>
          <text:p text:style-name="P83"><text:a xlink:type="simple" xlink:href="#__RefHeading__691_1618626752" text:style-name="Index_20_Link" text:visited-style-name="Index_20_Link">6.Quelques liens utiles<text:tab/>12</text:a></text:p>
        </text:index-body>
      </text:table-of-content>
      <text:p text:style-name="P3"/>
      <text:p text:style-name="P97">Dans cette version de e-colle, vous pouvez exécuter dans le répertoire e-colle la commande :</text:p>
      <text:p text:style-name="Quotations">python3 install.py</text:p>
      <text:p text:style-name="P78">pour une installation et configuration automatique de e-colle. Si certains points de fonctionnent pas, vous pouvez les faire à la main comme indiqué dans les points 1 et 2.</text:p>
      <text:list xml:id="list3515450567" text:style-name="L1">
        <text:list-item>
          <text:p text:style-name="P85"><text:bookmark-start text:name="__RefHeading__295_603275122"/>Prérequis logiciels<text:bookmark-end text:name="__RefHeading__295_603275122"/></text:p>
        </text:list-item>
      </text:list>
      <text:p text:style-name="P63">On dénombre ici la liste des logiciels nécessaires à l'installation de e-colle.</text:p>
      <text:list xml:id="list4223458750" text:style-name="L2">
        <text:list-item>
          <text:p text:style-name="P125"><text:bookmark-start text:name="__RefHeading__297_603275122"/>Python version &gt;<text:span text:style-name="T77">=</text:span> 3.<text:span text:style-name="T77">5</text:span><text:bookmark-end text:name="__RefHeading__297_603275122"/></text:p>
        </text:list-item>
      </text:list>
      <text:p text:style-name="P22">Déjà installé par défaut en théorie, mais si ce n'est pas le cas, dans un terminal :</text:p>
      <text:p text:style-name="P5">sudo apt install python3</text:p>
      <text:p text:style-name="P23">Il est recommandé d'installer aussi le paquet python3-dev :</text:p>
      <text:p text:style-name="P4"><text:soft-page-break/>sudo apt install python3-dev</text:p>
      <text:p text:style-name="P21">Voici la liste des bibliothèques python3 nécessaires :</text:p>
      <text:list xml:id="list3779284445" text:style-name="L3">
        <text:list-item>
          <text:p text:style-name="P98">django version <text:span text:style-name="T3">≥</text:span> <text:span text:style-name="T70">2.0</text:span> (pour faire des applications web dynamiques)</text:p>
        </text:list-item>
        <text:list-item>
          <text:p text:style-name="P98">reportlab <text:s/>(pour créer des fichiers pdf)</text:p>
        </text:list-item>
        <text:list-item>
          <text:p text:style-name="P98">pillow (pour gérer les images)</text:p>
        </text:list-item>
        <text:list-item>
          <text:p text:style-name="P99">unidecode (pour transformer en ASCII des caractères unicode)</text:p>
        </text:list-item>
        <text:list-item>
          <text:p text:style-name="P100">la bibliothèque qui permet de communiquer avec la base de donnée, qui va dépendre du logiciel de SGBD que vous allez utiliser : <text:span text:style-name="T2">mysqlclient pour MySQL, psycopg2 pour PostgreSQL, pysqlite2 pour SQLite, ….. </text:span></text:p>
        </text:list-item>
      </text:list>
      <text:p text:style-name="P23">Pour cela, commencer par installer pip3 (pip pour python3) :</text:p>
      <text:p text:style-name="P6">sudo apt install python3-pip</text:p>
      <text:p text:style-name="P23">Vous pouvez maintenant installer les bibliothèques python manquantes avec pip :</text:p>
      <text:p text:style-name="P6">sudo pip3 install django reportlab pillow <text:span text:style-name="T68">unidecode</text:span></text:p>
      <text:p text:style-name="P2">Si vous désirez installer une version en particulier de django, par exemple la <text:span text:style-name="T70">2</text:span>.<text:span text:style-name="T69">1</text:span> remplacer django par django==<text:span text:style-name="T70">2.1 </text:span>dans la commande précédente.</text:p>
      <text:list xml:id="list124335311662633" text:continue-list="list4223458750" text:style-name="L2">
        <text:list-item>
          <text:p text:style-name="P125"><text:bookmark-start text:name="__RefHeading__299_603275122"/>ImageMagick<text:bookmark-end text:name="__RefHeading__299_603275122"/></text:p>
        </text:list-item>
      </text:list>
      <text:p text:style-name="P25"><text:span text:style-name="T5">ImageMagick est un logiciel de gestion d'images, que e-colle utilise pour convertir la première page d'un fichier pdf en fichier jpg </text:span><text:span text:style-name="T7">(il est inutile de l'installer si vous configurez e-colle avec IMAGEMAGICK=False dans settings.py)</text:span><text:span text:style-name="T5">. </text:span><text:span text:style-name="T6">Pour l'installer :</text:span></text:p>
      <text:p text:style-name="P7">sudo apt install <text:span text:style-name="T4">imagemagick</text:span></text:p>
      <text:list xml:id="list124333924364548" text:continue-numbering="true" text:style-name="L2">
        <text:list-item>
          <text:p text:style-name="P125"><text:bookmark-start text:name="__RefHeading__301_603275122"/>Apache2<text:bookmark-end text:name="__RefHeading__301_603275122"/></text:p>
        </text:list-item>
      </text:list>
      <text:p text:style-name="P24">Apache2 est un logiciel permettant à l'ordinateur de jouer le rôle de serveur. Il est tout-à-fait possible d'utiliser un autre logiciel, mais on décrit ici uniquement le cas <text:s/>du logiciel apache2, qui est le plus utilisé de tous, et qui est libre. </text:p>
      <text:p text:style-name="P24">En sus d'Apache2, il faut installer le module mod-wsgi permettant de communiquer avec python3 :</text:p>
      <text:p text:style-name="P8">sudo apt install apache2 libapache2-mod-wsgi-py3</text:p>
      <text:p text:style-name="P24">Il peut être judicieux d'installer le langage php ainsi que le module d'apache permettant de communiquer avec php, si jamais on veut utiliser une interface graphique pour l'utilisation du logiciel de SGBD (<text:span text:style-name="T70">mais cela n’est en rien obligatoire</text:span>)</text:p>
      <text:p text:style-name="P8"><text:soft-page-break/>sudo apt install php5 <text:span text:style-name="T9">libapache2-mod-php5</text:span></text:p>
      <text:list xml:id="list124333879601065" text:continue-numbering="true" text:style-name="L2">
        <text:list-item>
          <text:p text:style-name="P125"><text:bookmark-start text:name="__RefHeading__303_603275122"/>Le SGBD (Système de Gestion de Bases de Données)<text:bookmark-end text:name="__RefHeading__303_603275122"/></text:p>
        </text:list-item>
      </text:list>
      <text:p text:style-name="P26">Les SGBD qui s'utilisent naturellement (et se configurent simplement) avec django sont SQLite (libre), MySQL (libre), PostgreSQL(libre), Oracle (payant, <text:span text:style-name="T13">avec une version gratuite allégée et limitée à 1 BDD</text:span>). On peut en uti<text:span text:style-name="T10">l</text:span>iser d'autres mais la compati<text:span text:style-name="T11">bi</text:span>lité avec django n'est pas garantie.</text:p>
      <text:list xml:id="list296901853" text:style-name="L4">
        <text:list-item>
          <text:p text:style-name="P101">SQLite est le plus léger (1 base de données = 1 fichier), mais aussi le moins performant <text:span text:style-name="T13">et le moins sécurisé</text:span>. Pour l'installer :</text:p>
        </text:list-item>
      </text:list>
      <text:p text:style-name="P9">sudo apt install sqlite <text:span text:style-name="T70">python-pysqlite2</text:span></text:p>
      <text:list xml:id="list124335422522885" text:continue-numbering="true" text:style-name="L4">
        <text:list-item>
          <text:p text:style-name="P101">MySQL est un SGBD libre très utilisé pour les site web dynamiques relativement simples. <text:s/><text:span text:style-name="T12">Pour l'installer :</text:span></text:p>
        </text:list-item>
      </text:list>
      <text:p text:style-name="Quotations">sudo apt-get install mysql-server <text:span text:style-name="T71">python3-mysqldb</text:span></text:p>
      <text:p text:style-name="P27">Pendant l'installation il vous faudra préciser le mot de passe de l'utilisateur root, qui vous permettra par la suite de vous connecter à MySQL.</text:p>
      <text:p text:style-name="P27">Vous pouvez également installer PHPMyAdmin si vous voulez une interface graphique pour gérer vos bases de données MySQL. Pour cela :</text:p>
      <text:p text:style-name="P10">sudo apt-get install phpmyadmin</text:p>
      <text:p text:style-name="P28">Vous pouvez alors y accéder en allant à l'adresse «localhost» <text:span text:style-name="T14">p</text:span>uis e<text:span text:style-name="T62">n</text:span> cliquant sur PHPMyAdmin (sauf si vous avez déjà une configuration particulière d'Apache2).</text:p>
      <text:p text:style-name="P28">Si vous ne le voyez pas c'est probablement que le lien symbolique vers /var/www/html/ de phpmyadmin n'a pas été créé, il faut alors le faire à la main :</text:p>
      <text:p text:style-name="Quotations">sudo ln -s /usr/share/phpmyadmin /var/www/html/phpmyadmin</text:p>
      <text:p text:style-name="P30">Il est alors assez simple et intuitif de créer et gérer des utilisateurs/bases de données. </text:p>
      <text:section text:style-name="Sect1" text:name="Section1">
        <text:list xml:id="list1712380784" text:style-name="L5">
          <text:list-item>
            <text:p text:style-name="P102">PostgreSQL est le SGBD le plus performant parmi les SGBD libres, même si un peu plus compliqué <text:span text:style-name="T13">à gérer/configurer que MySQL. C'est probablement le meilleur choix, parmi tous ceux possibles. Pour l'installer :</text:span></text:p>
          </text:list-item>
        </text:list>
      </text:section>
      <text:p text:style-name="Quotations">sudo apt install postgresql <text:span text:style-name="T72">python3-psycopg2</text:span></text:p>
      <text:p text:style-name="P29">À l'installation sera créé un super-utilisateur «postgres», <text:span text:style-name="T14">sans mot de passe.</text:span></text:p>
      <text:p text:style-name="P30">Vous pouvez -devez- vous connectez en tant que postgres pour créer de nouveaux utilisateurs. Pour cela :</text:p>
      <text:p text:style-name="Quotations">sudo -i -u postgres</text:p>
      <text:p text:style-name="P30"><text:soft-page-break/>Si vous voulez alors créer un <text:s/>utilisateur e-colle, tapez ensuite :</text:p>
      <text:p text:style-name="Quotations">createuser -P <text:span text:style-name="T15">e-colle</text:span></text:p>
      <text:p text:style-name="P31">(<text:span text:style-name="T63">C</text:span>onservez bien le mot de passe)</text:p>
      <text:p text:style-name="P31">Vous pouvez alors créer la base de données qui va avec :</text:p>
      <text:p text:style-name="Quotations">createdb -O <text:span text:style-name="T16">e-colle</text:span> -<text:span text:style-name="T17">E UTF8 e-colle</text:span></text:p>
      <text:p text:style-name="P32">(Le « -O » est bien la lettre O pour « Owner », et non le chiffre 0)</text:p>
      <text:p text:style-name="P34">tapez ensuite </text:p>
      <text:p text:style-name="Quotations">exit</text:p>
      <text:p text:style-name="P34">pour ne plus être connecté en tant qu'utilisateur postgres.</text:p>
      <text:p text:style-name="P62">Pour information, la commande dropuser <text:s/>permet d'effacer un utilisateur et la commande dropdb permet d'effacer une base de données. <text:s/>Par exemple, si vous êtes connecté en tant que postgres :</text:p>
      <text:p text:style-name="Quotations">dropdb e-colle</text:p>
      <text:p text:style-name="P62">va effacer la bdd e-colle, et</text:p>
      <text:p text:style-name="Quotations">dropuser e-colle</text:p>
      <text:p text:style-name="P62">va effacer l'utilisateur e-colle.</text:p>
      <text:p text:style-name="P33">Par la suite, pour plus de commodité de gestion, vous pouvez installer une interface graphique : PHPpgAdmin. Pour cela :</text:p>
      <text:p text:style-name="Quotations">sudo apt install phppgadmin</text:p>
      <text:p text:style-name="P33">Comme phpmyadmin, il est accessible via l'adresse localhost, puis phppgadmin. Attention vous ne pouvez pas vous y connecter en tant qu'utilisateur postgres. C'est pour cela qu'on est obligé de créer au préalable, en ligne de commande d'autres utilisateurs pour s'y connecter (éventuellement un super-utilisateur pour pouvoir tout gérer ensuite depuis phppgadmin)</text:p>
      <text:list xml:id="list948789527" text:style-name="L6">
        <text:list-item>
          <text:p text:style-name="P103">Si vous voulez utiliser un autre SGBD (Oracle ou autre), toutes les infos sont disponibles sur le site de django :</text:p>
        </text:list-item>
      </text:list>
      <text:p text:style-name="P35"><text:a xlink:type="simple" xlink:href="https://docs.djangoproject.com/en/1.9/ref/databases/#using-a-3rd-party-database-backend" text:style-name="Internet_20_link" text:visited-style-name="Visited_20_Internet_20_Link"><text:span text:style-name="T18">https://docs.djangoproject.com/en/1.9/ref/databases/#using-a-3rd-party-database-backend</text:span></text:a></text:p>
      <text:list xml:id="list124335364093503" text:continue-list="list3515450567" text:style-name="L1">
        <text:list-item>
          <text:p text:style-name="P86"><text:bookmark-start text:name="__RefHeading__305_603275122"/>Configuration de e-colle<text:bookmark-end text:name="__RefHeading__305_603275122"/></text:p>
        </text:list-item>
      </text:list>
      <text:p text:style-name="P42">Les étape décrites par la suite sont à faire dans l'ordre où elle sont présentées.</text:p>
      <text:list xml:id="list124334801455822" text:continue-numbering="true" text:style-name="L1">
        <text:list-item>
          <text:list>
            <text:list-item>
              <text:p text:style-name="P128"><text:bookmark-start text:name="__RefHeading__307_603275122"/><text:soft-page-break/>Copie des fichiers et configuration de settings.py<text:bookmark-end text:name="__RefHeading__307_603275122"/></text:p>
            </text:list-item>
          </text:list>
        </text:list-item>
      </text:list>
      <text:p text:style-name="Text_20_body">Décompressez l'archive e-colle dans le répertoire de votre choix, pas nécessairement le répertoire prévu par Apache2 (ou tout autre logiciel pour faire serveur), on pourra faire un lien symbolique par la suite.</text:p>
      <text:p text:style-name="Text_20_body"/>
      <text:p text:style-name="P36"><text:tab/>Dans la suite on notera CheminVersEColle le chemin absolu vers l'intérieur du répertoire e-colle.</text:p>
      <text:p text:style-name="P36"><text:tab/>Il faut configurer le fichier settings.py qui se trouve à <text:s/>CheminVersEColle/ecolle/<text:span text:style-name="T80">config</text:span>.py</text:p>
      <text:p text:style-name="P36"><text:tab/>Éditez le fichier avec votre éditeur <text:span text:style-name="T58">de texte</text:span> favori. Il faut alors préciser les poin<text:span text:style-name="T20">t</text:span>s suivants :</text:p>
      <text:list xml:id="list2406657492" text:style-name="L7">
        <text:list-item>
          <text:p text:style-name="P104">DEFAULT_ADMIN_PASSWD (le mot de passe par défaut à la création de l'utilisateur Admin).</text:p>
        </text:list-item>
        <text:list-item>
          <text:p text:style-name="P104">DEFAULT_SECRETARIAT_PASSWD (le mot de passe par défaut à la création de l'utilisateur Secrétariat).</text:p>
        </text:list-item>
        <text:list-item>
          <text:p text:style-name="P105">EMAIL_ADMIN (l'email de l'admin. On peut laisser vide)</text:p>
        </text:list-item>
        <text:list-item>
          <text:p text:style-name="P105">EMAIL_SECRETARIAT (l'email du secrétariat. On peut laisser vide)</text:p>
        </text:list-item>
        <text:list-item>
          <text:p text:style-name="P105">IP_FILTRE_ADMIN. Mettre True si on veut que la partie admin ne soit accessible que depuis certain<text:span text:style-name="T43">e</text:span>s adresses IP pour des raisons de sécurité, False sinon.</text:p>
        </text:list-item>
        <text:list-item>
          <text:p text:style-name="P105">IP_FILTRE_ADRESSES. Dans le cas où IP_FILTRE_ADMIN vaut True, ll faut préciser dans un tuple les adresse IP autorisées sous forme d'expressions régulières. Par exemple '^127\.0\.0\.1$' pour l'adresse 127.0.0.1, ou encore '^192\.168\.\d{1-3} \.\d{1-3}$' pour toutes les adresses IP de la forme 192.168.xxx.xxx</text:p>
        </text:list-item>
        <text:list-item>
          <text:p text:style-name="P123">DB_NAME. <text:span text:style-name="T81">B</text:span>ase de données (mysql ou postgresql ou sqlite3)</text:p>
        </text:list-item>
        <text:list-item>
          <text:p text:style-name="P123">DB_PASSWORD. mot de passe pour se connecter à la base de données</text:p>
        </text:list-item>
        <text:list-item>
          <text:p text:style-name="P123">DB_HOST. <text:span text:style-name="T81">A</text:span>dresse locale de la base de données</text:p>
        </text:list-item>
        <text:list-item>
          <text:p text:style-name="P123">DB_PORT. port de la BDD, vide par défaut. À renseigner si la BDD se trouve sur un port particulier</text:p>
        </text:list-item>
        <text:list-item>
          <text:p text:style-name="P106">IMAGEMAGICK. True si on veut utiliser ImageMagick pour convertir en jpg la première page d'un document pdf d'un programme. False sinon.</text:p>
        </text:list-item>
        <text:list-item>
          <text:p text:style-name="P107">ALLOWED_HOSTS. La liste des noms de domaine autorisés pour e-colle. Démarrer par un point pour autoriser les sous-domaines. Par exemple '.e-<text:soft-page-break/>colle.fr' autorisera tous les noms de domaine du type 'xxxxxxxxxx.e-colle.fr'</text:p>
        </text:list-item>
        <text:list-item>
          <text:p text:style-name="P124">INTERNAL_IPS. liste des IP autorisées pour accéder en interne à e-colle quand debug est True</text:p>
        </text:list-item>
        <text:list-item>
          <text:p text:style-name="P107">SECRET_KEY. Une clé secrète de 50 caractères ASCII. <text:span text:style-name="T73">À modifier.</text:span></text:p>
        </text:list-item>
        <text:list-item>
          <text:p text:style-name="P124">TIME_ZONE. Fuseau horaire</text:p>
        </text:list-item>
        <text:list-item>
          <text:p text:style-name="P124">HEURE_DEBUT. Heure de début des colles (en minutes depuis minuit)</text:p>
        </text:list-item>
        <text:list-item>
          <text:p text:style-name="P124">HEURE_FIN. Heure de fin des colles (en minutes depuis minuit)</text:p>
        </text:list-item>
        <text:list-item>
          <text:p text:style-name="P124">INTERVALLE. Intervalle entre 2 créneaux (en minutes)</text:p>
        </text:list-item>
      </text:list>
      <text:p text:style-name="P67">Enfin, si les crédits ECTS sont activés et que l’on veut incruster dans les pdf directement le tampon/signature du proviseur/proviseur adjoint, il suffit de mettre une image proviseur.jpg ou proviseur.png et/ou proviseuradjoint.jpg ou proviseuradjoint.png dans le répertoire resources/.</text:p>
      <text:list xml:id="list124335248086289" text:continue-list="list124334801455822" text:style-name="L1">
        <text:list-item>
          <text:list>
            <text:list-item>
              <text:p text:style-name="P126"><text:bookmark-start text:name="__RefHeading__309_603275122"/><text:span text:style-name="T42">Création</text:span> de la base de données<text:bookmark-end text:name="__RefHeading__309_603275122"/></text:p>
            </text:list-item>
          </text:list>
        </text:list-item>
      </text:list>
      <text:list xml:id="list773940719" text:style-name="L8">
        <text:list-item>
          <text:p text:style-name="P108">MysQL</text:p>
        </text:list-item>
      </text:list>
      <text:p text:style-name="P37">Si l<text:span text:style-name="T23">e SGBD</text:span> que vous avez choisi est MySQL, le p<text:span text:style-name="T22">l</text:span>us simple est de créer l'utilisateur e-colle et la base de donnée e-colle avec l'interface graphique fournie par PHPMyAdmin. Dans votre navigateur internet, allez à localhost/phpmyadmin/, connectez-vous avec le login root et le mot de passe défini lors de l'installation.</text:p>
      <text:p text:style-name="P38">Cliquez sur l'onglet User, puis en bas cliquez sur add User.</text:p>
      <text:p text:style-name="P38">Entrez e-colle comme nom d'utilisateur et cliquer sur le générateur de mot de passe pour avoir un mot de passe robuste. Copiez ce mot de passe dans le champs  PASSWORD  de DATABASES dans settings.py. </text:p>
      <text:p text:style-name="P41"><text:span text:style-name="T22">Cochez la case « </text:span>Create database with same name and grant all privileges » <text:span text:style-name="T22">puis validez (Go tout en bas à droite)</text:span></text:p>
      <text:p text:style-name="P38">Cliquez ensuite sur la base de donnée e-colle apparue dans la liste de gauche, puis onglet Operations. En bas à <text:span text:style-name="T23">droite</text:span>, partie Collation, sélectionnez dans la liste déroul<text:span text:style-name="T24">an</text:span>te utf8_general_ci (Il s'agit de l'encodage utilisé pour ordonner / comparer les chaînes de caractères, on choisit donc utf8, insensible à la casse), puis validez.</text:p>
      <text:p text:style-name="P38">Votre base de données est prête.</text:p>
      <text:list xml:id="list3461174320" text:style-name="L9">
        <text:list-item>
          <text:p text:style-name="P109">PostgreSQL</text:p>
        </text:list-item>
      </text:list>
      <text:p text:style-name="P39">Si le SGBD que vous avez choisi est PostgreSQL, suivez les <text:a xlink:type="simple" xlink:href="#Section1|region" text:style-name="Internet_20_link" text:visited-style-name="Visited_20_Internet_20_Link">instructions données précédemment</text:a> dans l'installation et la configuration de PostgreSQL <text:span text:style-name="T24">pour créer </text:span><text:soft-page-break/><text:span text:style-name="T24">l'utilisateur et le base de données e-colle. Là encore, le mot de passe attribué à l'utilisateur e-colle doit être copié dans le champs  PASSWORD  de DATABASES dans settings.py. <text:s/>Votre base de données est alors prête.</text:span></text:p>
      <text:p text:style-name="P58">Il est important de noter que dans le cas de PostgreSQL, il peut être nécessaire d'effectuer régulièrement des VACUUM (une sorte de défragmentation) sur certaines tables, surtout celles qui subissent beaucoup d'effaçages/modifications.</text:p>
      <text:list xml:id="list1880768458" text:style-name="L10">
        <text:list-item>
          <text:p text:style-name="P110">SQLite</text:p>
        </text:list-item>
      </text:list>
      <text:p text:style-name="P40">Si le SGBD que vous avez choisi est SQLite, il n'y a rien à faire, puisqu'il n'y a aucune authentification nécessaire pour accéder à la base de données. (La sécurité est donc moins bonne <text:span text:style-name="T28">qu'</text:span>avec <text:span text:style-name="T28">MySQL ou PostgreSQL</text:span>). Il faut d'ailleurs laisser les champs USER, PASSWORD et HOST vides dans DATABASES du fichier settings.py, <text:span text:style-name="T66">et mettre le chemin vers le fichier d'enregistrement dans NAME.</text:span></text:p>
      <text:list xml:id="list124335016899231" text:continue-list="list124335248086289" text:style-name="L1">
        <text:list-item>
          <text:list>
            <text:list-item>
              <text:p text:style-name="P129"><text:bookmark-start text:name="__RefHeading__311_603275122"/><text:span text:style-name="T29">C</text:span>onfiguration de la base de données<text:bookmark-end text:name="__RefHeading__311_603275122"/></text:p>
            </text:list-item>
          </text:list>
        </text:list-item>
      </text:list>
      <text:p text:style-name="P53">Dans un terminal, allez dans le répertoire e-colle, puis lancez la commande :</text:p>
      <text:p text:style-name="P15">python3 manage.py migrate</text:p>
      <text:p text:style-name="P69">Si jamais vous faites une mise à niveau de e-colle, il faudra d’abord lancer la commande</text:p>
      <text:p text:style-name="P16">python3 manage.py makemigrations</text:p>
      <text:p text:style-name="P69">pour mettre à jour la structure de la base de données.</text:p>
      <text:p text:style-name="P43">Une fois cette étape finie, toutes les tables de la base de données ont été créées.</text:p>
      <text:list xml:id="list124335209608266" text:continue-numbering="true" text:style-name="L1">
        <text:list-item>
          <text:list>
            <text:list-item>
              <text:p text:style-name="P127"><text:bookmark-start text:name="__RefHeading__313_603275122"/>Configuration du site dans Apache2<text:bookmark-end text:name="__RefHeading__313_603275122"/></text:p>
            </text:list-item>
          </text:list>
        </text:list-item>
      </text:list>
      <text:p text:style-name="P44">Il reste à configurer le site dans Apache2.</text:p>
      <text:list xml:id="list2801637369" text:style-name="L11">
        <text:list-item>
          <text:p text:style-name="P111">Lien vers le répertoire e-colle</text:p>
        </text:list-item>
      </text:list>
      <text:p text:style-name="P44">Il faut commencer par créer un lien symbolique du répertoire /var/www/html vers le répertoire e-colle. Pour cela :</text:p>
      <text:p text:style-name="P14">sudo ln -s <text:span text:style-name="T19">CheminVersEColle </text:span>/var/www/html/e-colle</text:p>
      <text:p text:style-name="P44">où <text:s/>'<text:span text:style-name="T19">CheminVersEColle</text:span>'<text:span text:style-name="T19"> </text:span>est à remplacer par le <text:span text:style-name="T65">chemin absolu du répertoire e-colle</text:span></text:p>
      <text:list xml:id="list2880320273" text:style-name="L12">
        <text:list-item>
          <text:p text:style-name="P112">Gestion des droits.</text:p>
        </text:list-item>
      </text:list>
      <text:p text:style-name="P44">Apache2 doit avoir les droits en lecture et exécution sur tous les fichiers/répertoires de e-colle, en plus des droits en écriture sur le répertoire '/media'.</text:p>
      <text:p text:style-name="P44"><text:soft-page-break/>Si vous voulez aussi avoir accès à ces fichiers sans vous connecter en tant que root, le plus simple est de créer un groupe 'web' (ou autre nom de vote choix), auquel vous, ainsi que l'utilisateur www-data (apache2) serez affilié. Pour cela :</text:p>
      <text:p text:style-name="Quotations">sudo groupadd web</text:p>
      <text:p text:style-name="P45">Une fois le groupe web créé, <text:span text:style-name="T31">il faut affilier l'utilisateur www-data ainsi que vous-même au groupe web :</text:span></text:p>
      <text:p text:style-name="Quotations">sudo <text:span text:style-name="T46">adduser vous web</text:span></text:p>
      <text:p text:style-name="P52">où « vous » est à remplacer par votre nom d'utilisateur, puis :</text:p>
      <text:p text:style-name="Quotations">sudo adduser www-data web</text:p>
      <text:p text:style-name="Text_20_body">Il faut <text:span text:style-name="T33">alors</text:span> <text:span text:style-name="T32">vous rendre vous, ainsi que le groupe web, propriétaires du répertoire e-colle. Rendez-vous dans le répertoire parent de e-colle, puis :</text:span></text:p>
      <text:p text:style-name="Quotations">sudo chown -<text:span text:style-name="T32">R vous:web e-colle</text:span></text:p>
      <text:p text:style-name="P47">où « vous » est à remplacer par votre nom d'utilisateur.</text:p>
      <text:p text:style-name="P46">Donnez tous les droits en lecture et en exécution à vous-même et au groupe sur tout le répertoire e-colle. À partir du répertoire parent de e-colle :</text:p>
      <text:p text:style-name="Quotations">sudo chmod -R 750 e-colle</text:p>
      <text:p text:style-name="P46">De cette manière vous avez tous les droits (écriture/lecture/exéc<text:span text:style-name="T34">u</text:span>tion) sur le répertoire et ses descendants, et le reste du groupe web, dont www-data, a tous les droits en lecture/exécution. Il reste à donner les droits en écriture au groupe web sur le sous-répertoire media <text:span text:style-name="T35">(celui où on stocke les téléversements), ainsi qu’au fichier ecolle/config.py :</text:span></text:p>
      <text:p text:style-name="Quotations">cd e-colle</text:p>
      <text:p text:style-name="P84">sudo chmod -<text:span text:style-name="T33">R 770 media ecolle/config.py</text:span></text:p>
      <text:p text:style-name="P18"/>
      <text:list xml:id="list2500478838" text:style-name="L13">
        <text:list-item>
          <text:p text:style-name="P113">Gestion du protocole SSL (conseillé)</text:p>
        </text:list-item>
      </text:list>
      <text:p text:style-name="P68">Si vous voulez crypter l'envoi et la réception des données <text:span text:style-name="T39">(si vous ne le faites pas, les mots de passe vont passer en clair sur internet)</text:span>, <text:span text:style-name="T40">il faut </text:span>utiliser le protocole SSL (https), <text:span text:style-name="T40">qui combine un cryptage + une certification du site</text:span>. <text:span text:style-name="T74">Il existe désormais un moyen d’obtenir gratuitement un tel certificat grâce à l’initiative « Let’s encrypt ». On renvoie à la documentation disponible sur </text:span></text:p>
      <text:p text:style-name="P68"><text:a xlink:type="simple" xlink:href="https://letsencrypt.org/" text:style-name="Internet_20_link" text:visited-style-name="Visited_20_Internet_20_Link">https://letsencrypt.org/</text:a></text:p>
      <text:p text:style-name="P71">À noter que l’utilisation des applications mobiles e-colle (iOS et <text:span text:style-name="T75">android</text:span>) est <text:soft-page-break/>impossible avec des certificats non valides.</text:p>
      <text:p text:style-name="P70"/>
      <text:list xml:id="list3092125794" text:style-name="L14">
        <text:list-item>
          <text:p text:style-name="P114">Configuration du virtualhost.</text:p>
        </text:list-item>
      </text:list>
      <text:p text:style-name="P48">Éditez le fichier e-colle.conf <text:span text:style-name="T41">(ou e-collessl.conf si vous utilisez le protocole SSL)</text:span> présent à la racine du répertoire e-colle, et modifiez les directives ServerName et ServerAdmin en conséquence. <text:span text:style-name="T36">Sauvegardez. Si vous accédez au serveur via son adresse IP, mettez son adresse IP en ServerName. Sinon mettez un nom de domaine qui pointe vers l'adresse IP de votre routeur/box (voir point suivant : </text:span><text:a xlink:type="simple" xlink:href="#Section2|region" text:style-name="Internet_20_link" text:visited-style-name="Visited_20_Internet_20_Link"><text:span text:style-name="T36">Obtention d'un nom de domaine</text:span></text:a><text:span text:style-name="T36">)</text:span></text:p>
      <text:p text:style-name="P49">Coupe<text:span text:style-name="T36">z ensuite</text:span> le fichier e-colle.conf <text:span text:style-name="T41">(ou e-collessl.conf)</text:span>, puis collez-le dans le répertoire /etc/apache2/sites-available <text:span text:style-name="T57">(pour le cas du ssl, renommez-le </text:span>e-colle.conf<text:span text:style-name="T57">)</text:span>. <text:span text:style-name="T37">Pour le faire en ligne de commande, depuis l'intérieur du répertoire e-colle :</text:span></text:p>
      <text:p text:style-name="P11">sudo mv e-colle.conf /etc/apache2/sites-available/e-colle.conf</text:p>
      <text:p text:style-name="P51">ou, le cas échéant :</text:p>
      <text:p text:style-name="P12">sudo mv e-colle<text:span text:style-name="T41">ssl</text:span>.conf /etc/apache2/sites-available/e-colle.conf</text:p>
      <text:p text:style-name="Text_20_body">Il ne reste <text:span text:style-name="T38">plus qu'à activer le site :</text:span></text:p>
      <text:p text:style-name="P17">sudo a2ensite e-colle</text:p>
      <text:list xml:id="list1679796326" text:style-name="L15">
        <text:list-item>
          <text:p text:style-name="P115">Sécurisation de Apache2</text:p>
        </text:list-item>
      </text:list>
      <text:p text:style-name="P54">Si ce n'est pas déjà fait, il est conseillé de sécuriser un minimum apache2, en particulier, interdire l'accès au serveur <text:span text:style-name="T48">(c'est-à-dire l'accès à l'intérieur du répertoire où sont stockés les fichiers des sites)</text:span> <text:span text:style-name="T61">aux adresse ip inconnues</text:span></text:p>
      <text:p text:style-name="P54">Pour cela il faut éditer les fichiers 000-default.conf <text:span text:style-name="T50">(pour le http)</text:span> et default-ssl.conf <text:span text:style-name="T50">(pour le https) </text:span>se trouvant dans /etc/apache2/sites-available et rajouter avant la balise de fermeture &lt;/VirtualHo<text:span text:style-name="T50">s</text:span>t&gt; les directives suivantes :</text:p>
      <text:p text:style-name="P81">&lt;Directory /var/www/html&gt; </text:p>
      <text:p text:style-name="P81">&lt;limit GET POST&gt; </text:p>
      <text:p text:style-name="P81">Require <text:span text:style-name="T60">ip </text:span>127.0.0.1 </text:p>
      <text:p text:style-name="P81">&lt;/<text:span text:style-name="T49">l</text:span>imit&gt; </text:p>
      <text:p text:style-name="P81">&lt;/Directory&gt;</text:p>
      <text:p text:style-name="P56"><text:span text:style-name="T50">s</text:span>i vous voulez que seul l'ordinateur serveur ait accès à son répertoire de fichiers des sites. On peur rajouter avant &lt;/Limit&gt; d'autres adresses ou plages d'adresses, par exemple 192.168 pour toutes les adresses IP commençant par 192.168. <text:span text:style-name="T61">(qui sont forcément locales)</text:span></text:p>
      <text:p text:style-name="P56"><text:span text:style-name="T50">L</text:span>e &lt;limit GET POST&gt; est là pour interdire les protocoles http autres que GET et <text:soft-page-break/>POST (en particulier bloquer le protocole PUT, peu utilisé, mais qui peut poser des problèmes)</text:p>
      <text:p text:style-name="P55">Si vous <text:span text:style-name="T49">voulez rendre le répertoire /var/www/html totalement inaccessible via le protocole http ou https, remplacer Require 127.0.0.1 par Require all denied.</text:span></text:p>
      <text:section text:style-name="Sect1" text:name="Section2">
        <text:list xml:id="list124333672050289" text:continue-numbering="true" text:style-name="L15">
          <text:list-item>
            <text:p text:style-name="P116">Obtention d'un nom de domaine</text:p>
          </text:list-item>
        </text:list>
      </text:section>
      <text:p text:style-name="P50">Si vous disposez d'une adresse IP fixe (établissement scolaire par exemple) vous pouvez vous dispenser d'avoir un nom de domaine et accéder directement à e-colle via l'adresse IP du serveur. Si vous l'installez depuis une adresse IP flottante (type box) un nom de domaine est obligatoire pour pouvoir suivre votre adresse IP. De nombreux sites proposent des noms de domaines (ou sous-domaines) gratuitement, avec des fonctionnalités limité<text:span text:style-name="T59">e</text:span>s et un nombre de noms de domaines limité (~3). Par exemple no-ip, dyndns, etc.… <text:span text:style-name="T64">Rendez-vous</text:span> donc <text:span text:style-name="T64">sur</text:span> votre moteur de recherche préféré pour l'obtention d'un nom de domaine.</text:p>
      <text:list xml:id="list2851679337" text:style-name="L16">
        <text:list-item>
          <text:p text:style-name="P117">Configuration de votre box/routeur</text:p>
        </text:list-item>
      </text:list>
      <text:p text:style-name="P74">Pour rediriger les requêtes entrantes sur votre box/routeur vers l'ordinateur qui fait serveur, il faut aller dans les paramètres de votre routeur, et dans la partie NAT/PAT, il faut rediriger les requêtes entrantes http (port 80) et https (port 443) vers votre serveur (via son adresse IP ou son nom). Il est également conseillé de configurer le pare-feu pour qu'il ne laisse passer que les requêtes entrantes sur les ports 80 et 443 (sauf si vous en utilisez d'autres)</text:p>
      <text:list xml:id="list124335557515987" text:continue-list="list124335209608266" text:style-name="L1">
        <text:list-item>
          <text:p text:style-name="P87"><text:bookmark-start text:name="__RefHeading__687_1618626752"/>Personnalisation de e-colle<text:bookmark-end text:name="__RefHeading__687_1618626752"/></text:p>
        </text:list-item>
      </text:list>
      <text:p text:style-name="P66"><text:tab/>Vous pouvez bien entendu personnaliser e-colle bien au-delà des quelques paramètres du fichier settings.py. Par exemple tout le CSS est contenu dans un seul fichier (public/css/style.css<text:span text:style-name="T45">), donc vous pouvez facilement modifier les couleurs, les images, les polices, etc …. Vous pouvez aussi, pour les pythoniciens, modifier les vues, rajouter vos propres vues dans les fichiers views.py adéquates pour rajouter des fonctionnalités si le cœur vous en dit (pensez, si vous ajoutez une vue, à ajouter le fichier de template qui va avec et l'url qui va avec, dans le fichier urls.py du répertoire concerné).</text:span> </text:p>
      <text:list xml:id="list124334134395043" text:continue-numbering="true" text:style-name="L1">
        <text:list-item>
          <text:p text:style-name="P88"><text:bookmark-start text:name="__RefHeading__3416_682834879"/>Exécution en local (développement)<text:bookmark-end text:name="__RefHeading__3416_682834879"/></text:p>
        </text:list-item>
      </text:list>
      <text:p text:style-name="P60">À des fins de test, vous pouvez exécuter en local e-colle, en passant la variable DEBUG à True dans settings.py, et en lançant la commande</text:p>
      <text:p text:style-name="P13">python3 manage.py runserver</text:p>
      <text:p text:style-name="P61">dans le répertoire e-colle. E-colle sera alors accessible à l'adresse localhost:8000. Attention ce serveur ne doit jamais être utilisé autrement qu'en local, de même <text:soft-page-break/>que la variable DEBUG ne doit valoir True qu'en local.</text:p>
      <text:list xml:id="list124335621382550" text:continue-numbering="true" text:style-name="L1">
        <text:list-item>
          <text:p text:style-name="P89"><text:bookmark-start text:name="__RefHeading__689_1618626752"/>Sauvegardes de la base de données<text:bookmark-end text:name="__RefHeading__689_1618626752"/></text:p>
        </text:list-item>
      </text:list>
      <text:p text:style-name="P57">Il est important de faire des sauvegardes régulières de la base de donnée.</text:p>
      <text:p text:style-name="P72">Depuis la dernière version des commandes à exécuter dans les console ont été ajoutées :</text:p>
      <text:list xml:id="list3294350594" text:style-name="L17">
        <text:list-item>
          <text:p text:style-name="P118">« backup » . Si vous exécutez depuis le répertoire e-colle la commande </text:p>
          <text:p text:style-name="P91">python3 manage.py backup</text:p>
        </text:list-item>
      </text:list>
      <text:p text:style-name="P72">cela crée une sauvegarde de la base de données dans le répertoire /backup, dont le nom correspond à la date de la sauvegarde.</text:p>
      <text:p text:style-name="P76">Si on ajouter l’option <text:s text:c="2"/>-m ou –media :</text:p>
      <text:list xml:id="list1718595910" text:style-name="L18">
        <text:list-header>
          <text:p text:style-name="P92">python3 manage.py <text:span text:style-name="T75">backup </text:span>-m</text:p>
        </text:list-header>
      </text:list>
      <text:p text:style-name="P72">on sauvegarde en plus les fichier media (photos/programmes de colle,etc..).</text:p>
      <text:p text:style-name="P73">À utiliser régulièrement pour avoir des points de sauvegarde des données en cas de problème. <text:span text:style-name="T53">L'idéal est d</text:span><text:span text:style-name="T54">e planifier l</text:span><text:span text:style-name="T53">'exécut</text:span><text:span text:style-name="T54">ion</text:span><text:span text:style-name="T52"> de ce fichier dans la crontab.</text:span></text:p>
      <text:p text:style-name="P19"><text:span text:style-name="T67">c</text:span>rontab -e</text:p>
      <text:p text:style-name="P75">pour ouvrir la crontab, puis on ajoute la ligne :</text:p>
      <text:p text:style-name="P20"><text:span text:style-name="T51">0 0 * * * </text:span><text:span text:style-name="T55">python3 </text:span><text:span text:style-name="T56">CHEMIN/</text:span><text:span text:style-name="T55">manage.py backup -m</text:span></text:p>
      <text:p text:style-name="P75">pour une exécution quotidienne à minuit du script (on remplace CHEMIN par le chemin absolu vers <text:span text:style-name="T75">le répertoire e-colle</text:span>). On sauvegarde ensuite la crontab.</text:p>
      <text:list xml:id="list2756252684" text:style-name="L19">
        <text:list-item>
          <text:p text:style-name="P119">« restore ». Si vous exécutez depuis le répertoire e-colle la commande </text:p>
          <text:p text:style-name="P93">python3 manage.py <text:span text:style-name="T76">restore</text:span></text:p>
        </text:list-item>
      </text:list>
      <text:p text:style-name="P72">On vous propose de réinitialiser le base de données/les fichiers media à une sauvegarde antérieure effectuée avec la commande backup.</text:p>
      <text:list xml:id="list124333755129943" text:continue-list="list124335621382550" text:style-name="L1">
        <text:list-item>
          <text:p text:style-name="P90"><text:bookmark-start text:name="__RefHeading__691_1618626752"/>Commandes console<text:bookmark-end text:name="__RefHeading__691_1618626752"/></text:p>
        </text:list-item>
      </text:list>
      <text:p text:style-name="P77">Voici les commandes que l’on peut exécuter depuis la console dans le répertoire e-colle :</text:p>
      <text:list xml:id="list1160524346" text:style-name="L20">
        <text:list-item>
          <text:p text:style-name="P94">python3 manage.py setdebugtrue</text:p>
        </text:list-item>
      </text:list>
      <text:p text:style-name="P79">pour passer la variable DEBUG à True</text:p>
      <text:list xml:id="list124335441076575" text:continue-numbering="true" text:style-name="L20">
        <text:list-item>
          <text:p text:style-name="P95">python3 manage.py setdebug<text:span text:style-name="T78">false</text:span></text:p>
        </text:list-item>
      </text:list>
      <text:p text:style-name="P79"><text:soft-page-break/>pour passer la variable DEBUG à False</text:p>
      <text:list xml:id="list124334865699266" text:continue-numbering="true" text:style-name="L20">
        <text:list-item>
          <text:p text:style-name="P95">python3 manage.py <text:span text:style-name="T78">backup</text:span></text:p>
        </text:list-item>
      </text:list>
      <text:p text:style-name="P79">pour faire une sauvegarde de la base de données</text:p>
      <text:list xml:id="list124333567499940" text:continue-numbering="true" text:style-name="L20">
        <text:list-item>
          <text:p text:style-name="P95">python3 manage.py <text:span text:style-name="T78">backup -m</text:span></text:p>
        </text:list-item>
      </text:list>
      <text:p text:style-name="P79">pour faire une sauvegarde de la base de données et des fichiers media</text:p>
      <text:list xml:id="list124333805359580" text:continue-numbering="true" text:style-name="L20">
        <text:list-item>
          <text:p text:style-name="P96">python3 manage.py <text:span text:style-name="T79">restore</text:span></text:p>
        </text:list-item>
      </text:list>
      <text:p text:style-name="P80">pou<text:span text:style-name="T79">r </text:span>r<text:span text:style-name="T76">éinitialiser le base de données/les fichiers media à une sauvegarde antérieure effectuée avec la commande backup.</text:span></text:p>
      <text:list xml:id="list124335584257768" text:continue-numbering="true" text:style-name="L20">
        <text:list-item>
          <text:p text:style-name="P96">python3 manage.py <text:span text:style-name="T79">initdata</text:span></text:p>
        </text:list-item>
      </text:list>
      <text:p text:style-name="P80">pour <text:span text:style-name="T79">initialiser les données de e-colle</text:span></text:p>
      <text:list xml:id="list124333924314952" text:continue-numbering="true" text:style-name="L20">
        <text:list-item>
          <text:p text:style-name="P96">python3 manage.py <text:span text:style-name="T79">nouvelle_annee</text:span></text:p>
        </text:list-item>
      </text:list>
      <text:p text:style-name="P120">Pour « nettoyer » la base de données entre 2 années, vous pouvez utiliser la commande. Cela vide certaines tables de la base de données ainsi que les fichiers media programme et image. Les données concernant les colleurs, élèves, classes, matières, sont bien entendu conservées.</text:p>
      <text:list xml:id="list124335387854243" text:continue-list="list124333755129943" text:style-name="L1">
        <text:list-header>
          <text:p text:style-name="P90"/>
        </text:list-header>
        <text:list-item>
          <text:p text:style-name="P90">Quelques liens utiles</text:p>
        </text:list-item>
      </text:list>
      <text:list xml:id="list244541635" text:style-name="L21">
        <text:list-item>
          <text:p text:style-name="P121"><text:a xlink:type="simple" xlink:href="https://docs.djangoproject.com/fr/1.9/" text:style-name="Internet_20_link" text:visited-style-name="Visited_20_Internet_20_Link"><text:span text:style-name="T47">Lien vers la documentation de Django</text:span></text:a></text:p>
        </text:list-item>
        <text:list-item>
          <text:p text:style-name="P121"><text:a xlink:type="simple" xlink:href="http://dev.mysql.com/doc/" text:style-name="Internet_20_link" text:visited-style-name="Visited_20_Internet_20_Link"><text:span text:style-name="T47">lien vers la documentation de MySQL</text:span></text:a></text:p>
        </text:list-item>
        <text:list-item>
          <text:p text:style-name="P121"><text:a xlink:type="simple" xlink:href="http://www.postgresqlfr.org/" text:style-name="Internet_20_link" text:visited-style-name="Visited_20_Internet_20_Link"><text:span text:style-name="T47">lien vers la documentationde PostgreSQL</text:span></text:a></text:p>
        </text:list-item>
        <text:list-item>
          <text:p text:style-name="P122"><text:a xlink:type="simple" xlink:href="https://www.sqlite.org/" text:style-name="Internet_20_link" text:visited-style-name="Visited_20_Internet_20_Link"><text:span text:style-name="T47">lien vers la documentation de SQLite</text:span></text:a></text:p>
        </text:list-item>
        <text:list-item>
          <text:p text:style-name="P121"><text:a xlink:type="simple" xlink:href="http://httpd.apache.org/docs/2.0/fr/" text:style-name="Internet_20_link" text:visited-style-name="Visited_20_Internet_20_Link"><text:span text:style-name="T47">lien vers la documentation de Apache 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2" svg:font-family="Ubuntu" style:font-adornments="Norma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3"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Gras" style:font-pitch="variable" fo:font-size="13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ab-stops/>
      </style:paragraph-properties>
      <style:text-properties style:font-name="Courier" fo:font-family="Courier" style:font-style-name="Normal" style:font-family-generic="modern" style:font-pitch="fixed" fo:background-color="#00000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8-07T12:42:08.266210915</dc:date>
    <meta:editing-duration>P2DT17H52M24S</meta:editing-duration>
    <meta:editing-cycles>280</meta:editing-cycles>
    <meta:generator>LibreOffice/6.2.5.2$Linux_X86_64 LibreOffice_project/20$Build-2</meta:generator>
    <meta:document-statistic meta:table-count="0" meta:image-count="0" meta:object-count="0" meta:page-count="12" meta:paragraph-count="226" meta:word-count="3307" meta:character-count="20811" meta:non-whitespace-character-count="17766"/>
  </office:meta>
</office:document-meta>
</file>